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ayoutDescription.setDefaultRendererNam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ayoutDescription.getRender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ayoutDescription.addRenderer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ayoutDescription.setItemClassName( String item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ayoutDescription.getDefaultRender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ayoutDescription.getItem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